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25-02-05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4472" calcext:value-type="float">
            <text:p>75.40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24-01-02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23-02-03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4064" calcext:value-type="float">
            <text:p>73.66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22-01-21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20-12-04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2352" calcext:value-type="float">
            <text:p>77.4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20-09-01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392" calcext:value-type="float">
            <text:p>123.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20-01-23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3776" calcext:value-type="float">
            <text:p>76.6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19-08-13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52" calcext:value-type="float">
            <text:p>121.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19-02-07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2824" calcext:value-type="float">
            <text:p>75.17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18-08-08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44" calcext:value-type="float">
            <text:p>123.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18-01-11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3784" calcext:value-type="float">
            <text:p>82.8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17-09-08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12" calcext:value-type="float">
            <text:p>112.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17-02-02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0624" calcext:value-type="float">
            <text:p>80.4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16-09-21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52" calcext:value-type="float">
            <text:p>113.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16-02-09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7536" calcext:value-type="float">
            <text:p>80.1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15-08-26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52" calcext:value-type="float">
            <text:p>113.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15-01-27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2272" calcext:value-type="float">
            <text:p>73.04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14-09-16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14-01-15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13-08-08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68" calcext:value-type="float">
            <text:p>124.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13-01-09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9008" calcext:value-type="float">
            <text:p>74.35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12-09-24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576" calcext:value-type="float">
            <text:p>117.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11-12-13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1592" calcext:value-type="float">
            <text:p>82.8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11-09-26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408" calcext:value-type="float">
            <text:p>135.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11-01-11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3216" calcext:value-type="float">
            <text:p>72.21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10-01-26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8952" calcext:value-type="float">
            <text:p>84.5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09-01-07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2688" calcext:value-type="float">
            <text:p>92.3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08-09-29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08-01-17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8512" calcext:value-type="float">
            <text:p>77.2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07-10-30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07-01-05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432" calcext:value-type="float">
            <text:p>83.0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06-01-13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05-08-30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64" calcext:value-type="float">
            <text:p>131.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05-01-25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04-11-16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04-09-10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2" calcext:value-type="float">
            <text:p>118.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04-04-12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68" calcext:value-type="float">
            <text:p>119.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04-02-13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03-09-09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104" calcext:value-type="float">
            <text:p>121.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03-09-05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296" calcext:value-type="float">
            <text:p>122.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03-04-18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56" calcext:value-type="float">
            <text:p>121.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03-01-23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02-11-15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02-09-17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776" calcext:value-type="float">
            <text:p>125.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02-06-05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02-05-08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208" calcext:value-type="float">
            <text:p>128.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02-01-23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44" calcext:value-type="float">
            <text:p>92.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01-10-02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48" calcext:value-type="float">
            <text:p>91.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01-05-04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36" calcext:value-type="float">
            <text:p>131.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01-01-02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00-10-19 1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00-05-17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216" calcext:value-type="float">
            <text:p>134.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2000-01-26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1999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1999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36" calcext:value-type="float">
            <text:p>131.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1999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1998-01-30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1997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656" calcext:value-type="float">
            <text:p>143.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1997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56" calcext:value-type="float">
            <text:p>121.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1997-01-21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1996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96" calcext:value-type="float">
            <text:p>130.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1996-01-19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1995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664" calcext:value-type="float">
            <text:p>98.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199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08" calcext:value-type="float">
            <text:p>113.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1993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528" calcext:value-type="float">
            <text:p>117.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1991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248" calcext:value-type="float">
            <text:p>122.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1990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872" calcext:value-type="float">
            <text:p>126.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198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52" calcext:value-type="float">
            <text:p>121.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1988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488" calcext:value-type="float">
            <text:p>123.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1987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2" calcext:value-type="float">
            <text:p>118.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1986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104" calcext:value-type="float">
            <text:p>121.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1985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248" calcext:value-type="float">
            <text:p>122.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0095311103</text:p>
          </table:table-cell>
          <table:table-cell office:value-type="string" calcext:value-type="string">
            <text:p>1973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01" meta:object-count="0"/>
    <meta:user-defined meta:name="AppVersion">3.0</meta:user-defined>
  </office:meta>
</office:document-meta>
</file>